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98e43"/>
    </style:style>
    <style:style style:name="P2" style:family="paragraph" style:parent-style-name="Standard">
      <style:text-properties fo:font-weight="bold" officeooo:paragraph-rsid="00198e43" style:font-weight-asian="bold" style:font-weight-complex="bold"/>
    </style:style>
    <style:style style:name="P3" style:family="paragraph" style:parent-style-name="Standard">
      <style:text-properties fo:font-weight="bold" officeooo:paragraph-rsid="00199c43" style:font-weight-asian="bold" style:font-weight-complex="bold"/>
    </style:style>
    <style:style style:name="P4" style:family="paragraph" style:parent-style-name="Standard">
      <style:text-properties fo:font-weight="bold" officeooo:paragraph-rsid="001dc2cb" style:font-weight-asian="bold" style:font-weight-complex="bold"/>
    </style:style>
    <style:style style:name="T1" style:family="text">
      <style:text-properties officeooo:rsid="00198e43"/>
    </style:style>
    <style:style style:name="T2" style:family="text">
      <style:text-properties fo:font-weight="normal" officeooo:rsid="00198e43" style:font-weight-asian="normal" style:font-weight-complex="normal"/>
    </style:style>
    <style:style style:name="T3" style:family="text">
      <style:text-properties fo:font-weight="normal" officeooo:rsid="001a7cbc" style:font-weight-asian="normal" style:font-weight-complex="normal"/>
    </style:style>
    <style:style style:name="T4" style:family="text">
      <style:text-properties fo:font-weight="normal" officeooo:rsid="001bec6a" style:font-weight-asian="normal" style:font-weight-complex="normal"/>
    </style:style>
    <style:style style:name="T5" style:family="text">
      <style:text-properties fo:font-weight="normal" officeooo:rsid="001dc2cb" style:font-weight-asian="normal" style:font-weight-complex="normal"/>
    </style:style>
    <style:style style:name="T6" style:family="text">
      <style:text-properties officeooo:rsid="00199c43"/>
    </style:style>
    <style:style style:name="T7" style:family="text">
      <style:text-properties officeooo:rsid="001dc2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ystem overview:</text:span></text:p>
      <text:p text:style-name="P1"><text:span text:style-name="T1"/></text:p>
      <text:p text:style-name="P2"><text:span text:style-name="T1">Simulation: </text:span><text:span text:style-name="T2">The simulation remains mostly intact from what the TA gave us, but we have made some slight modifications to fit with our design. <text:s/>We added some synchronisity to the system to effectively model it as a finite state machine. <text:s/>Now the simulation performs each step and then gives the gates some time to respond and ensure a consistent state across the entire system.</text:span></text:p>
      <text:p text:style-name="P2"><text:span text:style-name="T2"/></text:p>
      <text:p text:style-name="P2"><text:span text:style-name="T2">In order to accomplish asynchronous messaging the simulation maintains a number of background threads connecting to the various gates in the system. <text:s/>This allows for real time communication between the gates and the simulation without requiring the flow of the simulation be interrupted.</text:span></text:p>
      <text:p text:style-name="P2"><text:span text:style-name="T2"/></text:p>
      <text:p text:style-name="P2"><text:span text:style-name="T2"/></text:p>
      <text:p text:style-name="P2"><text:span text:style-name="T1">Gate:</text:span><text:span text:style-name="T2"> <text:s/>All of the gate logic is present in the GateImpl class, which contains all of the logic for allowing cars through the gates and into the parking lot. <text:s/>This class also maintains background threads which allow for asynchronous communication between it and the server.</text:span></text:p>
      <text:p text:style-name="P2"><text:span text:style-name="T2"/></text:p>
      <text:p text:style-name="P3"><text:span text:style-name="T6">Manager: </text:span><text:span text:style-name="T3">The manager doesn't perform many functions in this implementation; all it is really responsible for is setting up the </text:span><text:span text:style-name="T4">simulation and gates and making sure they get connected to each other. <text:s/>It also specifies some global variables like which type of redistributon policy is being used and the length of the simulation.</text:span></text:p>
      <text:p text:style-name="P3"><text:span text:style-name="T4"/></text:p>
      <text:p text:style-name="P3"><text:span text:style-name="T4"/></text:p>
      <text:p text:style-name="P4"><text:span text:style-name="T7">Messaging: </text:span><text:span text:style-name="T5">all messing is handled through the AbstractMessage interface. <text:s/>This allows us to abstract away the logic of messaging from the various parts of the system and just give them a consistent interface to call regardless of what type of message they are sendin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Maltz</meta:initial-creator>
    <meta:creation-date>2012-10-23T02:47:10</meta:creation-date>
    <dc:date>2012-10-23T05:17:16</dc:date>
    <dc:creator>Jonathan Maltz</dc:creator>
    <meta:editing-duration>PT59M36S</meta:editing-duration>
    <meta:editing-cycles>1</meta:editing-cycles>
    <meta:document-statistic meta:table-count="0" meta:image-count="0" meta:object-count="0" meta:page-count="1" meta:paragraph-count="6" meta:word-count="251" meta:character-count="1546" meta:non-whitespace-character-count="1293"/>
    <meta:generator>LibreOffice/3.6$Linux_X86_64 LibreOffice_project/e29a214-2bbed72-0621de6-a97528c-8f066d</meta:generator>
  </office:meta>
</office:document-meta>
</file>